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draw:marker-start-width="0.38cm" draw:marker-end-width="0.38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ffff99" draw:opacity="50%" draw:textarea-horizontal-align="left" draw:auto-grow-height="true" draw:auto-grow-width="true" fo:min-height="0cm" fo:min-width="0cm" draw:shadow-opacity="50%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P2" style:family="paragraph">
      <style:paragraph-properties fo:text-align="center"/>
      <style:text-properties fo:font-size="11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11pt" style:font-size-asian="18pt" style:font-size-complex="18pt"/>
    </style:style>
    <style:style style:name="P5" style:family="paragraph">
      <style:text-properties fo:font-family="'Liberation Mono'" style:font-style-name="Normal" style:font-family-generic="modern" style:font-pitch="fixed" fo:font-size="11pt" fo:font-weight="bold" style:font-size-asian="18pt" style:font-weight-asian="bold" style:font-size-complex="18pt" style:font-weight-complex="bold"/>
    </style:style>
    <style:style style:name="P6" style:family="paragraph">
      <style:text-properties fo:font-size="8pt" style:font-size-asian="18pt" style:font-size-complex="18pt"/>
    </style:style>
    <style:style style:name="P7" style:family="paragraph">
      <style:text-properties fo:font-family="'Liberation Mono'" style:font-style-name="Normal" style:font-family-generic="modern" style:font-pitch="fixed" fo:font-size="8pt" fo:font-weight="normal" style:font-size-asian="18pt" style:font-weight-asian="bold" style:font-size-complex="18pt" style:font-weight-complex="bold"/>
    </style:style>
    <style:style style:name="P8" style:family="paragraph">
      <style:paragraph-properties fo:text-align="center">
        <style:tab-stops/>
      </style:paragraph-properties>
      <style:text-properties fo:font-size="11pt" style:font-size-asian="18pt" style:font-size-complex="18pt"/>
    </style:style>
    <style:style style:name="P9" style:family="paragraph">
      <style:paragraph-properties fo:text-align="center">
        <style:tab-stops/>
      </style:paragraph-properties>
      <style:text-properties fo:font-family="'Liberation Mono'" style:font-style-name="Normal" style:font-family-generic="modern" style:font-pitch="fixed" fo:font-size="11pt" fo:font-weight="bold" style:font-size-asian="18pt" style:font-weight-asian="bold" style:font-size-complex="18pt" style:font-weight-complex="bold"/>
    </style:style>
    <style:style style:name="P10" style:family="paragraph">
      <style:text-properties fo:font-size="9pt" style:font-size-asian="10pt" style:font-size-complex="10pt"/>
    </style:style>
    <style:style style:name="P11" style:family="paragraph">
      <style:text-properties fo:font-family="'Liberation Mono'" style:font-style-name="Normal" style:font-family-generic="modern" style:font-pitch="fixed" fo:font-size="9pt" fo:font-weight="normal" style:font-size-asian="10pt" style:font-weight-asian="bold" style:font-size-complex="10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0pt" fo:font-style="italic" fo:font-weight="normal" style:font-style-asian="italic" style:font-style-complex="italic"/>
    </style:style>
    <style:style style:name="T3" style:family="text">
      <style:text-properties fo:font-family="'Liberation Mono'" style:font-style-name="Normal" style:font-family-generic="modern" style:font-pitch="fixed" fo:font-weight="bold" style:font-weight-asian="bold" style:font-weight-complex="bold"/>
    </style:style>
    <style:style style:name="T4" style:family="text">
      <style:text-properties fo:font-family="'Liberation Mono'" style:font-style-name="Normal" style:font-family-generic="modern" style:font-pitch="fixed" fo:font-weight="normal" style:font-weight-asian="bold" style:font-weight-complex="bold"/>
    </style:style>
    <style:style style:name="T5" style:family="text">
      <style:text-properties fo:font-family="'Liberation Mono'" style:font-style-name="Normal" style:font-family-generic="modern" style:font-pitch="fixed" fo:font-style="italic" fo:font-weight="normal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16cm" svg:height="1.5cm" svg:x="1.8cm" svg:y="3.5cm">
          <text:p text:style-name="P1">Example<text:line-break/>projec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.58cm" svg:height="1.5cm" svg:x="12cm" svg:y="3.5cm">
          <text:p text:style-name="P1">Archetype</text:p>
          <text:p text:style-name="P1">projec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16cm" svg:height="1.5cm" svg:x="1.8cm" svg:y="9cm">
          <text:p text:style-name="P1">Generated</text:p>
          <text:p text:style-name="P1">projec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2.58cm" svg:height="1.5cm" svg:x="12cm" svg:y="9cm">
          <text:p text:style-name="P2"><text:span text:style-name="T1">Archetype</text:span></text:p>
          <text:p text:style-name="P2"><text:span text:style-name="T2">(artifact.jar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draw:layer="layout" svg:width="7.5cm" svg:height="0.5cm" svg:x="4.216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7.5cm" svg:height="0.5cm" svg:x="4.216cm" svg:y="9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5cm" svg:height="0.5cm" draw:transform="rotate (1.5707963267946) translate (13cm 8.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7.254cm" svg:height="0.696cm" svg:x="4.339cm" svg:y="3.271cm">
          <draw:text-box>
            <text:p text:style-name="P4"><text:span text:style-name="T3">archetype:create-from-project</text:span></text:p>
          </draw:text-box>
        </draw:frame>
        <draw:frame draw:style-name="gr5" draw:text-style-name="P5" draw:layer="layout" svg:width="4.693cm" svg:height="0.696cm" svg:x="5.62cm" svg:y="8.771cm">
          <draw:text-box>
            <text:p text:style-name="P4"><text:span text:style-name="T3">archetype:generate</text:span></text:p>
          </draw:text-box>
        </draw:frame>
        <draw:frame draw:style-name="gr6" draw:text-style-name="P7" draw:layer="layout" svg:width="8.122cm" svg:height="3.471cm" svg:x="14.628cm" svg:y="2.4cm">
          <draw:text-box>
            <text:p text:style-name="P6"><text:span text:style-name="T4">pom.xml</text:span></text:p>
            <text:p text:style-name="P6"><text:span text:style-name="T4">| <text:s text:c="2"/></text:span><text:span text:style-name="T3">&lt;packaging&gt;maven-archetype&lt;/packaging&gt;</text:span></text:p>
            <text:p text:style-name="P6"><text:span text:style-name="T4">`-- src</text:span></text:p>
            <text:p text:style-name="P6"><text:span text:style-name="T4"><text:s text:c="4"/></text:span><text:span text:style-name="T4">`-- main</text:span></text:p>
            <text:p text:style-name="P6"><text:span text:style-name="T4"><text:s text:c="4"/></text:span><text:span text:style-name="T4">| <text:s text:c="2"/>`-- resources</text:span></text:p>
            <text:p text:style-name="P6"><text:span text:style-name="T4"><text:s text:c="4"/></text:span><text:span text:style-name="T4">| <text:s text:c="6"/>`-- ... </text:span><text:span text:style-name="T5">archetype content</text:span><text:span text:style-name="T4"> ...</text:span></text:p>
            <text:p text:style-name="P6"><text:span text:style-name="T4"><text:s text:c="4"/></text:span><text:span text:style-name="T4">`-- test</text:span></text:p>
            <text:p text:style-name="P6"><text:span text:style-name="T4"><text:s text:c="8"/></text:span><text:span text:style-name="T4">`-- ressources</text:span></text:p>
            <text:p text:style-name="P6"><text:span text:style-name="T4"><text:s text:c="12"/></text:span><text:span text:style-name="T4">`-- projects</text:span></text:p>
            <text:p text:style-name="P6"><text:span text:style-name="T4"><text:s text:c="16"/></text:span><text:span text:style-name="T4">`-- ... </text:span><text:span text:style-name="T5">integration tests</text:span><text:span text:style-name="T4"> ...</text:span></text:p>
          </draw:text-box>
        </draw:frame>
        <draw:frame draw:style-name="gr6" draw:text-style-name="P7" draw:layer="layout" svg:width="6.259cm" svg:height="2.505cm" svg:x="14.628cm" svg:y="8.4cm">
          <draw:text-box>
            <text:p text:style-name="P6"><text:span text:style-name="T4">.</text:span></text:p>
            <text:p text:style-name="P6"><text:span text:style-name="T4">|-- META-INF</text:span></text:p>
            <text:p text:style-name="P6"><text:span text:style-name="T4">| <text:s text:c="2"/>`-- maven</text:span></text:p>
            <text:p text:style-name="P6"><text:span text:style-name="T4">| <text:s text:c="6"/>`-- archetype-metadata.xml</text:span></text:p>
            <text:p text:style-name="P6"><text:span text:style-name="T4">`-- archetype-resources</text:span></text:p>
            <text:p text:style-name="P6"><text:span text:style-name="T4"><text:s text:c="4"/></text:span><text:span text:style-name="T4">|-- ...</text:span></text:p>
            <text:p text:style-name="P6"><text:span text:style-name="T4"><text:s text:c="4"/></text:span><text:span text:style-name="T4">`-- pom.xml </text:span></text:p>
          </draw:text-box>
        </draw:frame>
        <draw:frame draw:style-name="gr5" draw:text-style-name="P9" draw:layer="layout" svg:width="4.227cm" svg:height="1.586cm" svg:x="8.92cm" svg:y="5.9cm">
          <draw:text-box>
            <text:p text:style-name="P8"><text:span text:style-name="T3">package</text:span></text:p>
            <text:p text:style-name="P8"><text:span text:style-name="T3">integration-test</text:span></text:p>
            <text:p text:style-name="P8"><text:span text:style-name="T3">install</text:span></text:p>
          </draw:text-box>
        </draw:frame>
        <draw:frame draw:style-name="gr5" draw:text-style-name="P11" draw:layer="layout" svg:width="6.217cm" svg:height="1.331cm" svg:x="13.426cm" svg:y="6.02cm">
          <draw:text-box>
            <text:p text:style-name="P10"><text:span text:style-name="T4">archetype:jar</text:span></text:p>
            <text:p text:style-name="P10"><text:span text:style-name="T4">archetype:integration-test</text:span></text:p>
            <text:p text:style-name="P10"><text:span text:style-name="T4">archetype:update-local-cata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8T13:35:14</meta:creation-date>
    <dc:date>2011-08-29T22:42:14</dc:date>
    <meta:editing-duration>PT18M33S</meta:editing-duration>
    <meta:editing-cycles>2</meta:editing-cycles>
    <meta:generator>LibreOffice/3.3$Unix LibreOffice_project/330m19$Build-301</meta:generator>
    <meta:document-statistic meta:object-count="13"/>
  </office:meta>
</office:document-meta>
</file>